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ohn Lawrence Aspden</text:h>
      <text:p text:style-name="Preformatted_20_Text"/>
      <text:p text:style-name="Preformatted_20_Text">Contract Programmer (Assembler, Embedded C, C++, Java, Python, Lisp, Scheme) </text:p>
      <text:p text:style-name="Preformatted_20_Text">Cambridge, England </text:p>
      <text:p text:style-name="Preformatted_20_Text"/>
      <text:p text:style-name="Preformatted_20_Text">£45/hour </text:p>
      <text:p text:style-name="Preformatted_20_Text"/>
      <text:p text:style-name="Preformatted_20_Text">Will negotiate fixed price contracts. </text:p>
      <text:p text:style-name="Preformatted_20_Text"/>
      <text:p text:style-name="Preformatted_20_Text">phone: (+44) 7742 918198 </text:p>
      <text:p text:style-name="Preformatted_20_Text">email: cv@aspden.com</text:p>
      <text:p text:style-name="Preformatted_20_Text"/>
      <text:p text:style-name="Preformatted_20_Text">I'm looking for contract programming work. I like challenges. I have a degree in mathematics from the University of Cambridge. I'm also interested in Computer Science.</text:p>
      <text:p text:style-name="Preformatted_20_Text"/>
      <text:h text:style-name="Heading_20_2" text:outline-level="2">Commercial Contracts</text:h>
      <text:p text:style-name="Preformatted_20_Text"/>
      <text:p text:style-name="P1">2006 Brain Mapping Unit, University of Cambridge </text:p>
      <text:p text:style-name="P1">Python, C, SWIG, Signal Processing (wavelets, Hurst exponent), MATLAB, Octave </text:p>
      <text:p text:style-name="Preformatted_20_Text"/>
      <text:p text:style-name="Preformatted_20_Text">I wrote software to calculate statistics on the output of a brain scanner. The initial prototyping and tests were in python for speed of development, and then I translated the main program into a C library for ease of incorporation into their existing software, whilst using SWIG to keep the original unit test framework.</text:p>
      <text:p text:style-name="Preformatted_20_Text"/>
      <text:p text:style-name="P1">2005 Sepura </text:p>
      <text:p text:style-name="P1">Embedded C, Python, make </text:p>
      <text:p text:style-name="P1"/>
      <text:p text:style-name="Preformatted_20_Text">I solved some mysterious bugs in a project to split DSP code across several code pages, and then automated the build process and dependency generation. </text:p>
      <text:p text:style-name="Preformatted_20_Text"/>
      <text:p text:style-name="P1">2005 Sepura</text:p>
      <text:p text:style-name="P1">Frontpage, Subversion, CVS </text:p>
      <text:p text:style-name="Preformatted_20_Text"/>
      <text:p text:style-name="Preformatted_20_Text">I debugged, modified and version controlled a browser-based error tracking/change control system. </text:p>
      <text:p text:style-name="Preformatted_20_Text"/>
      <text:p text:style-name="P1">2005 Sepura </text:p>
      <text:p text:style-name="Preformatted_20_Text"><text:span text:style-name="T1">Visual C++, Windows Comms, Unicode, CJK fonts, LGPL</text:span> </text:p>
      <text:p text:style-name="Preformatted_20_Text"/>
      <text:p text:style-name="Preformatted_20_Text">I converted an ancient program to use Windows Comms and work with Chinese, Korean and Japanese scripts. </text:p>
      <text:p text:style-name="Preformatted_20_Text"/>
      <text:p text:style-name="P1">2004 Alphamosaic </text:p>
      <text:p text:style-name="Preformatted_20_Text"><text:span text:style-name="T1">Assembler, Vector Processor, VideoCore, C, WMV9, Video Codecs</text:span> </text:p>
      <text:p text:style-name="Preformatted_20_Text"/>
      <text:p text:style-name="Preformatted_20_Text">I ported the Microsoft WMV9 Codec to run on an embedded graphics chip.</text:p>
      <text:p text:style-name="Preformatted_20_Text"/>
      <text:p text:style-name="P1">2003 Sepura </text:p>
      <text:p text:style-name="P1">Embedded C, Assembler, AVR, Mega128, Codevision, High Speed Serial Comms, Device Drivers, Delphi </text:p>
      <text:p text:style-name="Preformatted_20_Text"/>
      <text:p text:style-name="Preformatted_20_Text">I wrote the software for an AVR chip embedded in a dashboard mounted police radio console, as well as a PC test harness in Delphi. Included writing drivers for a 900kb serial link over a 10 metre cable (lots of fun with oscilloscopes!). </text:p>
      <text:p text:style-name="Preformatted_20_Text"/>
      <text:p text:style-name="Preformatted_20_Text"/>
      <text:p text:style-name="P1">2001 Simoco Digital Systems</text:p>
      <text:p text:style-name="P1">ClearCase, HTML</text:p>
      <text:p text:style-name="Preformatted_20_Text"/>
      <text:p text:style-name="Preformatted_20_Text">I evaluated the ClearCase version control system, wrote recommendations for its use and gave some training.</text:p>
      <text:p text:style-name="Preformatted_20_Text"/>
      <text:p text:style-name="P1">2001 Simoco Digital Systems </text:p>
      <text:p text:style-name="P1">UI Design, Toolbook Instructor</text:p>
      <text:p text:style-name="Preformatted_20_Text"/>
      <text:p text:style-name="Preformatted_20_Text">Having been engaged to implement it, I evaluated the time, cost, risk and usability of a proposed new user interface project for a portable radio. Disliking the proposed new interface, I wrote a simulator, found the right people to show it to, and got the project cancelled, saving the company a fortune at my expense!</text:p>
      <text:p text:style-name="Preformatted_20_Text"/>
      <text:p text:style-name="P1">2000 European Telecom/ET Voice </text:p>
      <text:p text:style-name="P1">Java, Swing, Speech Recognition, TESPAR, MATLAB, Mathematica </text:p>
      <text:p text:style-name="Preformatted_20_Text"/>
      <text:p text:style-name="Preformatted_20_Text">I ran a small research project into embedded speech recognition using TESPAR, a newly discovered signal processing technique.</text:p>
      <text:p text:style-name="Preformatted_20_Text"/>
      <text:p text:style-name="P1">1999 Advantra </text:p>
      <text:p text:style-name="P1">Delphi (Object Pascal), UI Design</text:p>
      <text:p text:style-name="Preformatted_20_Text"/>
      <text:p text:style-name="Preformatted_20_Text">I designed and wrote a GUI application to test and configure pagers in shops.</text:p>
      <text:p text:style-name="Preformatted_20_Text"><text:s/></text:p>
      <text:p text:style-name="P1">1999 CLMP Software Research </text:p>
      <text:p text:style-name="P1">Java, Solaris </text:p>
      <text:p text:style-name="Preformatted_20_Text"/>
      <text:p text:style-name="Preformatted_20_Text">I wrote a library of graphical java objects to display financial time series data in a project for Salomon Brothers. </text:p>
      <text:p text:style-name="Preformatted_20_Text"/>
      <text:p text:style-name="P1">1998 Green Cathedral </text:p>
      <text:p text:style-name="P1">C++, HTML, Linux</text:p>
      <text:p text:style-name="Preformatted_20_Text"/>
      <text:p text:style-name="Preformatted_20_Text">I wrote a program to translate very large web server log files into readable html statistics and graphs. </text:p>
      <text:p text:style-name="Preformatted_20_Text"/>
      <text:p text:style-name="P1">1997-98 Philips Paging </text:p>
      <text:p text:style-name="P1">Keil C and Assembler for 8051, Structured Analysis &amp; Design, Protocols</text:p>
      <text:p text:style-name="Preformatted_20_Text"/>
      <text:p text:style-name="Preformatted_20_Text">I helped design the software architecture for a pager. I implemented the store manager component (A tiny filesystem which was considered for patent.), and then shrank it from 6k to 2k. In my own time I wrote a memory map and stack analyser for the Keil C compiler which was thought to have shortened the project several months by directing our optimisation efforts.</text:p>
      <text:p text:style-name="Preformatted_20_Text"/>
      <text:p text:style-name="P1">1996-97 Faraday Promotions </text:p>
      <text:p text:style-name="P1">Borland C, Serial and Wireless Comms, ClearCase</text:p>
      <text:p text:style-name="Preformatted_20_Text"/>
      <text:p text:style-name="Preformatted_20_Text">I maintained and extended a vast undocumented C program. I automated regression testing and version control. </text:p>
      <text:p text:style-name="Preformatted_20_Text"/>
      <text:p text:style-name="P1">1989-96 King's College Cambridge</text:p>
      <text:p text:style-name="P1">dBase IV</text:p>
      <text:p text:style-name="Preformatted_20_Text"/>
      <text:p text:style-name="Preformatted_20_Text">I designed and implemented databases for the college hardship fund, teaching activity (including my own!) and admissions as three separate fixed price contracts over six years, while I was still a student.</text:p>
      <text:p text:style-name="Preformatted_20_Text"/>
      <text:p text:style-name="Preformatted_20_Text"/>
      <text:h text:style-name="Heading_20_2" text:outline-level="2">Education</text:h>
      <text:p text:style-name="Preformatted_20_Text"/>
      <text:p text:style-name="P1">1992-96 Imperial College London </text:p>
      <text:p text:style-name="P1">Finite Element Analysis, Financial Analysis, C, Fortran</text:p>
      <text:p text:style-name="Preformatted_20_Text"/>
      <text:p text:style-name="Preformatted_20_Text">I investigated computer solution of non-linear diffusion problems in Fluid Mechanics and Financial Analysis, using Functional Analysis and the Finite Element method. I taught mathematics and Fortran in London and microeconomics in Cambridge. I realised that I liked computers more than research and went and got a proper job instead.</text:p>
      <text:p text:style-name="Preformatted_20_Text"/>
      <text:p text:style-name="P1">1988-91 King's College Cambridge </text:p>
      <text:p text:style-name="P1">Degree in Pure and Applied Mathematics (2:1), Pascal, C++</text:p>
      <text:p text:style-name="Preformatted_20_Text"/>
      <text:p text:style-name="P1">1981-86 Abbeydale Grange School</text:p>
      <text:p text:style-name="P1">BASIC, Modula-2, C, Forth</text:p>
      <text:p text:style-name="Preformatted_20_Text"/>
      <text:p text:style-name="Preformatted_20_Text">8 O Levels, 5 A Levels (AAAAB), STEP &amp; S Levels Maths(1) Physics (1) Further Maths(1).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GB" style:font-name-complex="Bitstream Vera Sans1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09-26T11:13:12</meta:creation-date>
    <dc:date>2006-09-26T11:16:07</dc:date>
    <dc:language>en-GB</dc:language>
    <meta:editing-cycles>2</meta:editing-cycles>
    <meta:editing-duration>PT2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4" meta:word-count="720" meta:character-count="4547"/>
  </office:meta>
</office:document-meta>
</file>